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e987" officeooo:paragraph-rsid="0005e987"/>
    </style:style>
    <style:style style:name="P2" style:family="paragraph" style:parent-style-name="Standard">
      <style:text-properties officeooo:rsid="0007a6be" officeooo:paragraph-rsid="0007a6be"/>
    </style:style>
    <style:style style:name="P3" style:family="paragraph" style:parent-style-name="Standard">
      <style:text-properties officeooo:rsid="000d9f51" officeooo:paragraph-rsid="000d9f51"/>
    </style:style>
    <style:style style:name="P4" style:family="paragraph" style:parent-style-name="Standard">
      <style:text-properties officeooo:rsid="0016b9ca" officeooo:paragraph-rsid="0016b9ca"/>
    </style:style>
    <style:style style:name="P5" style:family="paragraph" style:parent-style-name="Standard">
      <style:text-properties officeooo:rsid="00210378" officeooo:paragraph-rsid="00210378"/>
    </style:style>
    <style:style style:name="P6" style:family="paragraph" style:parent-style-name="Standard">
      <style:text-properties style:text-underline-style="solid" style:text-underline-width="auto" style:text-underline-color="font-color" officeooo:rsid="0007a6be" officeooo:paragraph-rsid="0007a6be"/>
    </style:style>
    <style:style style:name="P7" style:family="paragraph" style:parent-style-name="Standard">
      <style:text-properties officeooo:rsid="002670cf" officeooo:paragraph-rsid="002670cf"/>
    </style:style>
    <style:style style:name="P8" style:family="paragraph" style:parent-style-name="Standard">
      <style:text-properties officeooo:rsid="002a090a" officeooo:paragraph-rsid="002a090a"/>
    </style:style>
    <style:style style:name="P9" style:family="paragraph" style:parent-style-name="Standard">
      <style:text-properties officeooo:rsid="0010ce40" officeooo:paragraph-rsid="0010ce40"/>
    </style:style>
    <style:style style:name="P10" style:family="paragraph" style:parent-style-name="Standard">
      <style:text-properties style:text-underline-style="solid" style:text-underline-width="auto" style:text-underline-color="font-color" officeooo:rsid="002df489" officeooo:paragraph-rsid="002df489"/>
    </style:style>
    <style:style style:name="P11" style:family="paragraph" style:parent-style-name="Standard">
      <style:text-properties style:text-underline-style="solid" style:text-underline-width="auto" style:text-underline-color="font-color" officeooo:rsid="002f9dda" officeooo:paragraph-rsid="002f9dda"/>
    </style:style>
    <style:style style:name="P12" style:family="paragraph" style:parent-style-name="Standard">
      <style:text-properties style:text-underline-style="solid" style:text-underline-width="auto" style:text-underline-color="font-color" officeooo:rsid="003b8c7b" officeooo:paragraph-rsid="003b8c7b"/>
    </style:style>
    <style:style style:name="P13" style:family="paragraph" style:parent-style-name="Standard">
      <style:text-properties officeooo:rsid="0005e987" officeooo:paragraph-rsid="0005e987"/>
    </style:style>
    <style:style style:name="T1" style:family="text">
      <style:text-properties officeooo:rsid="000f6746"/>
    </style:style>
    <style:style style:name="T2" style:family="text">
      <style:text-properties officeooo:rsid="0011a813"/>
    </style:style>
    <style:style style:name="T3" style:family="text">
      <style:text-properties officeooo:rsid="0017d265"/>
    </style:style>
    <style:style style:name="T4" style:family="text">
      <style:text-properties officeooo:rsid="002140ee"/>
    </style:style>
    <style:style style:name="T5" style:family="text">
      <style:text-properties officeooo:rsid="00286f24"/>
    </style:style>
    <style:style style:name="T6" style:family="text">
      <style:text-properties officeooo:rsid="0029c672"/>
    </style:style>
    <style:style style:name="T7" style:family="text">
      <style:text-properties officeooo:rsid="002b71cd"/>
    </style:style>
    <style:style style:name="T8" style:family="text">
      <style:text-properties officeooo:rsid="002b8b0e"/>
    </style:style>
    <style:style style:name="T9" style:family="text">
      <style:text-properties officeooo:rsid="002c71ed"/>
    </style:style>
    <style:style style:name="T10" style:family="text">
      <style:text-properties officeooo:rsid="002ddc2b"/>
    </style:style>
    <style:style style:name="T11" style:family="text">
      <style:text-properties style:text-underline-style="none"/>
    </style:style>
    <style:style style:name="T12" style:family="text">
      <style:text-properties style:text-underline-style="none" officeooo:rsid="002f9dda"/>
    </style:style>
    <style:style style:name="T13" style:family="text">
      <style:text-properties style:text-underline-style="none" officeooo:rsid="0032f941"/>
    </style:style>
    <style:style style:name="T14" style:family="text">
      <style:text-properties style:text-underline-style="none" officeooo:rsid="0033d20e"/>
    </style:style>
    <style:style style:name="T15" style:family="text">
      <style:text-properties style:text-underline-style="none" officeooo:rsid="003576ee"/>
    </style:style>
    <style:style style:name="T16" style:family="text">
      <style:text-properties style:text-underline-style="none" officeooo:rsid="00381cb3"/>
    </style:style>
    <style:style style:name="T17" style:family="text">
      <style:text-properties style:text-underline-style="none" officeooo:rsid="0039a86a"/>
    </style:style>
    <style:style style:name="T18" style:family="text">
      <style:text-properties style:text-underline-style="none" officeooo:rsid="003cf3cc"/>
    </style:style>
    <style:style style:name="T19" style:family="text">
      <style:text-properties officeooo:rsid="00373407"/>
    </style:style>
    <style:style style:name="T20"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0">1. Slide Introduction : </text:span></text:p>
      <text:p text:style-name="P1"/>
      <text:p text:style-name="P4">Le transfert learning est un domaine du machine learnin<text:span text:style-name="T3">g qui permet d’appliquer des connaissances gagnées lors d’une tâche afin de résoudre un problème différent ayant des similitudes. </text:span></text:p>
      <text:p text:style-name="P1"/>
      <text:p text:style-name="P5">L’objectif du <text:span text:style-name="T19">T</text:span>ransfer <text:span text:style-name="T19">L</text:span>earning <text:span text:style-name="T4">est d’aider à faire évoluer le Machine Learning pour le rendre aussi efficace que l’apprentissage humain.</text:span></text:p>
      <text:p text:style-name="P1"/>
      <text:p text:style-name="P7">Pour faire une comparaison, le machine learning va prendre un ensemble de données d’un domaine Source et faire des prédictions selon un modèle, <text:span text:style-name="T6">dans le cas d’une source ou d’une tache différente on va devoir recommencer le processus</text:span>. <text:span text:style-name="T5">Alors que le transfer learning lui, va permettre de transférer les connaissances acquise avec un domaine ou une tâche donnée, à une autre tâche ou domaine similaire.</text:span></text:p>
      <text:p text:style-name="P7"/>
      <text:p text:style-name="P8">Un exemple <text:span text:style-name="T7">étant</text:span> celui de l’analyse d’image afin de détecter des piétons dans la rue, ici le domaine est l’ensemble des images d’entraînement et la tâche est de détecter les piétons. <text:span text:style-name="T8">La nouvelle</text:span> tâche <text:span text:style-name="T9">devient la détection de vélos, dans ce cas</text:span> le transfer learning permet d’appliquer les connaissances de la reconnaissance de piétons à celle des vélos <text:span text:style-name="T10">car il s’agit d’un même domaine et d’une tâche similaire.</text:span></text:p>
      <text:p text:style-name="P7"/>
      <text:p text:style-name="P7"/>
      <text:p text:style-name="P7"/>
      <text:p text:style-name="P1"/>
      <text:p text:style-name="P6">2. Cas d’utilisation :</text:p>
      <text:p text:style-name="P2"/>
      <text:p text:style-name="P3"><text:tab/>Il existe des domaines dans lesquels le Machine Learning est trop contraignant, nous prenons ici l’exemple de la robotique <text:span text:style-name="T1">pour l’entraîner cela prendra beaucoup de temps et c’est donc pour cela que l’on entraînera d’abord l’algorithme sur une simulation afin de réduire ce temps et le coût de l’entraînement, une fois fait il faut transférer ces connaissances sur le modèle réel.</text:span></text:p>
      <text:p text:style-name="P3"/>
      <text:p text:style-name="P9"><text:tab/>C’est à dire que le robot va réutiliser les connaissances de la simulation afin de les appliquer au modèle physique et va affiner son apprentissage en l’entraînant à partir <text:span text:style-name="T2">de l’algorithme pré entraîné. </text:span></text:p>
      <text:p text:style-name="P9"/>
      <text:p text:style-name="P9"/>
      <text:p text:style-name="P9"/>
      <text:p text:style-name="P10">3. Efficacité :</text:p>
      <text:p text:style-name="P10"><text:span text:style-name="T11"/></text:p>
      <text:p text:style-name="P11"><text:span text:style-name="T11">L’efficacité des techniques de Transfer Learning se fait avec trois indicateurs :</text:span></text:p>
      <text:p text:style-name="P10"><text:span text:style-name="T11"/></text:p>
      <text:p text:style-name="P10"><text:span text:style-name="T11">- </text:span><text:span text:style-name="T13">L</text:span><text:span text:style-name="T12">’apprentissage d’une tâche est faisable seulement grâce aux connaissances transférées.</text:span></text:p>
      <text:p text:style-name="P10"><text:span text:style-name="T12"/></text:p>
      <text:p text:style-name="P10"><text:span text:style-name="T12">- </text:span><text:span text:style-name="T13">Comparer le temps d’apprentissage des connaissances gagnées avec et sans le Transfer Learning. </text:span><text:span text:style-name="T16">Un des objectifs du Transfer Learning étant de gagner un temps considérable, comme lors de l’exemple du robot juste avant.</text:span></text:p>
      <text:p text:style-name="P10"><text:span text:style-name="T13"/></text:p>
      <text:p text:style-name="P10"><text:span text:style-name="T13">- </text:span><text:span text:style-name="T14">Comparer les performances final de la tâche avec et sans </text:span><text:span text:style-name="T15">T</text:span><text:span text:style-name="T14">ransfer Learning. </text:span><text:span text:style-name="T17">Bien sur les résultats finaux obtenu par Transfer Learning doivent être les mêmes sinon équivalent à ceux obtenus sans.</text:span></text:p>
      <text:p text:style-name="P10"><text:span text:style-name="T17"/></text:p>
      <text:p text:style-name="P12"><text:span text:style-name="T17">N</text:span><text:span text:style-name="T11">ous sommes censé pouvoir transférer les connaissances obtenues </text:span><text:span text:style-name="T18">pour pouvoir les utiliser tel que ça aurait été par un processus d’apprentissage automatique nor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4:10:54.829000000</meta:creation-date>
    <meta:generator>LibreOffice/5.4.5.1$Windows_X86_64 LibreOffice_project/79c9829dd5d8054ec39a82dc51cd9eff340dbee8</meta:generator>
    <dc:date>2018-04-12T17:31:55.230000000</dc:date>
    <meta:editing-duration>PT3H18M46S</meta:editing-duration>
    <meta:editing-cycles>44</meta:editing-cycles>
    <meta:document-statistic meta:table-count="0" meta:image-count="0" meta:object-count="0" meta:page-count="1" meta:paragraph-count="14" meta:word-count="397" meta:character-count="2526" meta:non-whitespace-character-count="2138"/>
  </office:meta>
</office:document-meta>
</file>